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99F043D8.png"/>
  <manifest:file-entry manifest:media-type="image/jpeg" manifest:full-path="Pictures/1000000000000280000001A91C6A647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="solid" draw:fill-color="#000000" draw:opacity="70%" draw:auto-grow-height="true" fo:min-height="16.774cm" draw:shadow-opacity="70%"/>
    </style:style>
    <style:style style:name="pr2" style:family="presentation" style:parent-style-name="Predeterminado-notes">
      <style:graphic-properties draw:fill-color="#ffffff" fo:min-height="12.322cm"/>
    </style:style>
    <style:style style:name="pr3" style:family="presentation" style:parent-style-name="Predeterminado-title">
      <style:graphic-properties draw:fill="solid" draw:fill-color="#000000" draw:opacity="70%" draw:auto-grow-height="true" fo:min-height="3.507cm" draw:shadow-opacity="70%"/>
    </style:style>
    <style:style style:name="pr4" style:family="presentation" style:parent-style-name="Predeterminado-outline1">
      <style:graphic-properties draw:fill="solid" draw:fill-color="#000000" draw:opacity="70%" fo:min-height="13.609cm" draw:shadow-opacity="70%"/>
    </style:style>
    <style:style style:name="pr5" style:family="presentation" style:parent-style-name="Default-title">
      <style:graphic-properties draw:fill="solid" draw:fill-color="#000000" draw:opacity="70%" fo:min-height="3.256cm" draw:shadow-opacity="70%"/>
    </style:style>
    <style:style style:name="pr6" style:family="presentation" style:parent-style-name="Default-outline1">
      <style:graphic-properties draw:fill="solid" draw:fill-color="#000000" draw:opacity="70%" fo:min-height="13.609cm" draw:shadow-opacity="70%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draw:fill="solid" draw:fill-color="#000000" draw:opacity="70%" fo:min-height="13.61cm" draw:shadow-opacity="70%"/>
    </style:style>
    <style:style style:name="pr9" style:family="presentation" style:parent-style-name="Default-title">
      <style:graphic-properties draw:fill="solid" draw:fill-color="#000000" draw:opacity="70%" draw:auto-grow-height="true" fo:min-height="3.507cm" draw:shadow-opacity="70%"/>
    </style:style>
    <style:style style:name="pr10" style:family="presentation" style:parent-style-name="Default-outline1">
      <style:graphic-properties svg:stroke-color="#000000" draw:fill="solid" draw:fill-color="#000000" draw:opacity="70%" fo:min-height="13.61cm" draw:shadow-opacity="70%"/>
    </style:style>
    <style:style style:name="pr11" style:family="presentation" style:parent-style-name="Default-subtitle">
      <style:graphic-properties draw:fill="solid" draw:fill-color="#000000" draw:opacity="70%" draw:auto-grow-height="true" fo:min-height="17.937cm" draw:shadow-opacity="70%"/>
    </style:style>
    <style:style style:name="pr12" style:family="presentation" style:parent-style-name="Default-subtitle">
      <style:graphic-properties draw:fill="solid" draw:fill-color="#000000" draw:opacity="70%" fo:min-height="17.686cm" draw:shadow-opacity="70%"/>
    </style:style>
    <style:style style:name="P1" style:family="paragraph">
      <style:text-properties fo:color="#ffffff" fo:font-size="40pt" fo:font-weight="bold" style:font-size-asian="40pt" style:font-weight-asian="bold" style:font-size-complex="40pt" style:font-weight-complex="bold"/>
    </style:style>
    <style:style style:name="P2" style:family="paragraph">
      <style:text-properties fo:color="#ffffff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/>
    </style:style>
    <style:style style:name="P6" style:family="paragraph">
      <style:paragraph-properties fo:text-align="center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/>
    </style:style>
    <style:style style:name="T3" style:family="text">
      <style:text-properties fo:color="#ffffff" fo:language="es" fo:country="MX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16.774cm" svg:x="1.4cm" svg:y="2cm" presentation:class="subtitle" presentation:user-transformed="true">
          <draw:text-box>
            <text:p><text:span text:style-name="T1">Seguridad en paginas web y Codeigni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2">Principales vulnerabilidades 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Inyección</text:span></text:p>
              </text:list-item>
              <text:list-item>
                <text:p><text:span text:style-name="T2">Cross-Site Scripting (XSS) </text:span></text:p>
              </text:list-item>
              <text:list-item>
                <text:p><text:span text:style-name="T2">Autentificación y Manejo de Usuarios</text:span></text:p>
              </text:list-item>
              <text:list-item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><text:span text:style-name="T2">¿Que es codeigniter?</text:span></text:p>
          </draw:text-box>
        </draw:frame>
        <draw:frame presentation:style-name="pr6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Framework ligero escrito en php</text:span></text:p>
              </text:list-item>
              <text:list-item>
                <text:p><text:span text:style-name="T3">Bibliotecas</text:span><text:span text:style-name="T2"> para ayudar en el desarrollo</text:span></text:p>
                <text:list>
                  <text:list-item>
                    <text:p><text:span text:style-name="T2">Subir archivos</text:span></text:p>
                  </text:list-item>
                  <text:list-item>
                    <text:p><text:span text:style-name="T3">Abstracción</text:span><text:span text:style-name="T2"> de la base de datos</text:span></text:p>
                  </text:list-item>
                  <text:list-item>
                    <text:p><text:span text:style-name="T2">Carrito de compras</text:span></text:p>
                  </text:list-item>
                  <text:list-item>
                    <text:p><text:span text:style-name="T3">Paginación</text:span></text:p>
                  </text:list-item>
                  <text:list-item>
                    <text:p><text:span text:style-name="T2">encriptac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><text:span text:style-name="T2">Seguridad en Codeigniter</text:span></text:p>
          </draw:text-box>
        </draw:frame>
        <draw:frame presentation:style-name="pr6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Funciones hash</text:span></text:p>
              </text:list-item>
              <text:list-item>
                <text:p><text:span text:style-name="T2">Encriptacion de cookies</text:span></text:p>
              </text:list-item>
              <text:list-item>
                <text:p><text:span text:style-name="T2">Personalizacion de logs</text:span></text:p>
              </text:list-item>
              <text:list-item>
                <text:p><text:span text:style-name="T3">Limpieza</text:span><text:span text:style-name="T2"> de </text:span><text:span text:style-name="T3">inyección</text:span><text:span text:style-name="T2"> de sql</text:span></text:p>
              </text:list-item>
              <text:list-item>
                <text:p><text:span text:style-name="T3">Validación</text:span><text:span text:style-name="T2"> de formularios</text:span></text:p>
              </text:list-item>
              <text:list-item>
                <text:p><text:span text:style-name="T2">Limpieza de Cross-site script</text:span></text:p>
              </text:list-item>
              <text:list-item>
                <text:p><text:span text:style-name="T2">Permite revisar la ip y el user ag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><text:span text:style-name="T2">Funciones hash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En el security helper encontramos:</text:span></text:p>
                <text:list>
                  <text:list-item>
                    <text:p><text:span text:style-name="T2">dohash(), </text:span><text:span text:style-name="T3">parámetros</text:span><text:span text:style-name="T2"> string con la </text:span><text:span text:style-name="T3">información</text:span><text:span text:style-name="T2">, por default usara sha1</text:span></text:p>
                  </text:list-item>
                  <text:list-item>
                    <text:p><text:span text:style-name="T2">xss_clean() </text:span><text:span text:style-name="T3">parámetros</text:span><text:span text:style-name="T2"> string con la </text:span><text:span text:style-name="T3">información</text:span><text:span text:style-name="T2">, limpia posibles ataques de cross-site script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><text:span text:style-name="T2">Encriptacion </text:span></text:p>
          </draw:text-box>
        </draw:frame>
        <draw:frame presentation:style-name="pr8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En esta clase tenemos funciones de encriptacion y desencriptacion</text:span></text:p>
                <text:list>
                  <text:list-item>
                    <text:p><text:span text:style-name="T2">$this-&gt;encrypt-&gt;encode() parámetros un string con el mensaje a ocultar, opcional llave de encriptacion</text:span></text:p>
                  </text:list-item>
                  <text:list-item>
                    <text:p><text:span text:style-name="T2">$this-&gt;encrypt-&gt;decode() parametros un string con el mensaje encriptado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><text:span text:style-name="T2">Tips de seguridad</text:span></text:p>
          </draw:text-box>
        </draw:frame>
        <draw:frame presentation:style-name="pr8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Valida los formularios</text:span></text:p>
              </text:list-item>
              <text:list-item>
                <text:p><text:span text:style-name="T2">Guarda la sesión en la base de datos</text:span></text:p>
              </text:list-item>
              <text:list-item>
                <text:p><text:span text:style-name="T2">Encripta las cookies</text:span></text:p>
              </text:list-item>
              <text:list-item>
                <text:p><text:span text:style-name="T2">Usa Active Records para consultas de la base de datos</text:span></text:p>
              </text:list-item>
              <text:list-item>
                <text:p><text:span text:style-name="T2">Limpia los datos enviados por los formularios</text:span></text:p>
              </text:list-item>
              <text:list-item>
                <text:p><text:span text:style-name="T2">No uses las contraseñas originales usa las tablas hash de esta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855cm" svg:x="1.4cm" svg:y="0.663cm" presentation:class="title" presentation:user-transformed="true">
          <draw:text-box>
            <text:p><text:span text:style-name="T2">Como validar los datos en los formularios</text:span></text:p>
          </draw:text-box>
        </draw:frame>
        <draw:frame presentation:style-name="pr8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Usando la clase Form Validation</text:span></text:p>
              </text:list-item>
              <text:list-item>
                <text:p><text:span text:style-name="T2">Define las reglas de validacion</text:span></text:p>
                <text:list>
                  <text:list-item>
                    <text:p><text:span text:style-name="T2">$this-&gt;form_validation-&gt;set_rules('usuario', 'Usuario', 'required'); Pirmer parametro el nombre del input, segundo parametro la etiqueta del input y el tercer parametro es el tipo de verificac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199cm" svg:height="3.507cm" svg:x="1.4cm" svg:y="0.837cm" presentation:class="title">
          <draw:text-box>
            <text:p><text:span text:style-name="T2">Corriendo la validacion</text:span>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4"><text:span text:style-name="T2">if ($this-&gt;form_validation-&gt;run() == FALSE){</text:span></text:p>
                <text:list>
                  <text:list-header>
                    <text:p text:style-name="P4"><text:span text:style-name="T2">$this-&gt;load-&gt;view('myform');</text:span></text:p>
                  </text:list-header>
                </text:list>
                <text:p text:style-name="P4"><text:span text:style-name="T2">}</text:span></text:p>
                <text:p text:style-name="P4"><text:span text:style-name="T2">else{</text:span></text:p>
                <text:list>
                  <text:list-header>
                    <text:p text:style-name="P4"><text:span text:style-name="T2">$this-&gt;load-&gt;view('formsuccess');</text:span></text:p>
                  </text:list-header>
                </text:list>
                <text:p text:style-name="P4"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><text:span text:style-name="T2">Sesiones</text:span></text:p>
          </draw:text-box>
        </draw:frame>
        <draw:frame presentation:style-name="pr10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Con solo cargar la libreria se crea una sesion y una cookie con la siguiente información:</text:span></text:p>
                <text:list>
                  <text:list-item>
                    <text:p><text:span text:style-name="T2">User Agent</text:span></text:p>
                  </text:list-item>
                  <text:list-item>
                    <text:p><text:span text:style-name="T2">Session id</text:span></text:p>
                  </text:list-item>
                  <text:list-item>
                    <text:p><text:span text:style-name="T2">Last activity</text:span></text:p>
                  </text:list-item>
                  <text:list-item>
                    <text:p><text:span text:style-name="T2">IP</text:span></text:p>
                  </text:list-item>
                </text:list>
              </text:list-item>
              <text:list-item>
                <text:p><text:span text:style-name="T2">La libreria se carga con:</text:span></text:p>
                <text:list>
                  <text:list-item>
                    <text:p><text:span text:style-name="T2">$this-&gt;load-&gt;library('session'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855cm" svg:x="1.4cm" svg:y="0.663cm" presentation:class="title" presentation:user-transformed="true">
          <draw:text-box>
            <text:p><text:span text:style-name="T2">Guardar la sesión en la base de datos</text:span></text:p>
          </draw:text-box>
        </draw:frame>
        <draw:frame presentation:style-name="pr8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Crear las tablas necesarias</text:span></text:p>
              </text:list-item>
              <text:list-item>
                <text:p><text:span text:style-name="T2">Activar la opción en el archivo de configuración</text:span></text:p>
                <text:list>
                  <text:list-item>
                    <text:p><text:span text:style-name="T2">$config['sess_use_database'] = TRUE; </text:span></text:p>
                  </text:list-item>
                </text:list>
              </text:list-item>
              <text:list-item>
                <text:p><text:span text:style-name="T2">Automáticamente guarda los datos</text:span></text:p>
              </text:list-item>
              <text:list-item>
                <text:p><text:span text:style-name="T2">Automáticamente verifica la información de la cookie con la almacenada en la base de datos si es valida continua si no destruye la sesión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><text:span text:style-name="T2">Encriptar la cookie</text:span></text:p>
          </draw:text-box>
        </draw:frame>
        <draw:frame presentation:style-name="pr8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Modifica el valor en el archivo de configuración</text:span></text:p>
                <text:list>
                  <text:list-item>
                    <text:p><text:span text:style-name="T2">$config['sess_encrypt_cookie'] = TRUE;</text:span></text:p>
                  </text:list-item>
                </text:list>
              </text:list-item>
              <text:list-item>
                <text:p><text:span text:style-name="T2">Automáticamente encripta y desencripta la información en la cooki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855cm" svg:x="1.4cm" svg:y="0.663cm" presentation:class="title" presentation:user-transformed="true">
          <draw:text-box>
            <text:p><text:span text:style-name="T2">Limpia los datos enviados por formulario</text:span></text:p>
          </draw:text-box>
        </draw:frame>
        <draw:frame presentation:style-name="pr8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Solo usa la clase input</text:span></text:p>
                <text:list>
                  <text:list-item>
                    <text:p><text:span text:style-name="T2">$this-&gt;input-&gt;post() primer parámetro el nombre del formulario, segundo parámetro un booleano indicando si se pasa o no por el filtro x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><text:span text:style-name="T2">Hash de las contraseñas</text:span></text:p>
          </draw:text-box>
        </draw:frame>
        <draw:frame presentation:style-name="pr8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Usa las funciones hash para encriptar las contraseñas</text:span></text:p>
              </text:list-item>
              <text:list-item>
                <text:p><text:span text:style-name="T2">Almacena la contraseña encriptada no la original</text:span></text:p>
              </text:list-item>
              <text:list-item>
                <text:p><text:span text:style-name="T2">Encripta del lado del cliente y de el lado del servidor </text:span></text:p>
                <text:list>
                  <text:list-item>
                    <text:p><text:span text:style-name="T2">dohash($contraseña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><text:span text:style-name="T2">Active Records</text:span>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Es la abstraccion de la base de datos</text:span></text:p>
              </text:list-item>
              <text:list-item>
                <text:p><text:span text:style-name="T2">Funciones para manejar la base de datos</text:span></text:p>
              </text:list-item>
              <text:list-item>
                <text:p><text:span text:style-name="T2">Modificar los archivos de configuracion</text:span></text:p>
              </text:list-item>
              <text:list-item>
                <text:p><text:span text:style-name="T2">Carga la base de datos (Conexion automatica)</text:span></text:p>
                <text:list>
                  <text:list-item>
                    <text:p><text:span text:style-name="T2">$this-&gt;load-&gt;database();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><text:span text:style-name="T2">Funciones en los Active Records</text:span></text:p>
          </draw:text-box>
        </draw:frame>
        <draw:frame presentation:style-name="pr8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$this-&gt;db-&gt;get(); primer parámetro el nombre de la tabla.</text:span></text:p>
              </text:list-item>
              <text:list-item>
                <text:p><text:span text:style-name="T2">$this-&gt;get_where(); Primer parámetro nombre de la tabla, segundo parámetro arreglo con la condición, tercer parámetro el limite y el cuarto parámetro el offset</text:span></text:p>
                <text:list>
                  <text:list-item>
                    <text:p><text:span text:style-name="T2">Array('id'=&gt;$id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<text:span text:style-name="T2">Funciones en los Active Records</text:span></text:p>
          </draw:text-box>
        </draw:frame>
        <draw:frame presentation:style-name="pr8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$this-&gt;db-&gt;insert(); primer parametro el nombre <text:s/>de la tabla y el segundo parametro un arreglo con la informacion</text:span></text:p>
              </text:list-item>
              <text:list-item>
                <text:p><text:span text:style-name="T2">Array(</text:span><text:span text:style-name="T2"><text:line-break/></text:span><text:span text:style-name="T2"><text:tab/></text:span><text:span text:style-name="T2">'id'=&gt;$id,</text:span></text:p>
                <text:list>
                  <text:list-header>
                    <text:p><text:span text:style-name="T2">'Nombre'=&gt;$nombre</text:span></text:p>
                    <text:p><text:span text:style-name="T2">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><text:span text:style-name="T2">¿Donde aprender mas?</text:span></text:p>
          </draw:text-box>
        </draw:frame>
        <draw:frame presentation:style-name="pr8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Documentación de codeigniter</text:span></text:p>
                <text:list>
                  <text:list-item>
                    <text:p><text:span text:style-name="T2"><text:a xlink:href="http://codeigniter.com/user_guide/">http://codeigniter.com/user_guide/</text:a></text:span></text:p>
                  </text:list-item>
                </text:list>
              </text:list-item>
              <text:list-item>
                <text:p><text:span text:style-name="T2">En Google!</text:span></text:p>
              </text:list-item>
              <text:list-item>
                <text:p><text:span text:style-name="T2">Tutoriales en internet</text:span></text:p>
                <text:list>
                  <text:list-item>
                    <text:p><text:span text:style-name="T2"><text:a xlink:href="http://www.kentverger.com/tag/codeigniter/">http://www.kentverger.com/tag/codeigniter/</text:a></text:span></text:p>
                  </text:list-item>
                </text:list>
              </text:list-item>
              <text:list-item>
                <text:p><text:span text:style-name="T2">La foto del fondo esta licenciada como Creative <text:s/>Commons y el autor es Adam Mulligan</text:span></text:p>
                <text:list>
                  <text:list-item>
                    <text:p><text:span text:style-name="T2"><text:a xlink:href="http://www.flickr.com/photos/amulligan/with/197104755/">http://www.flickr.com/photos/amulligan/with/197104755/</text:a></text:span></text:p>
                  </text:list-item>
                </text:list>
              </text:list-item>
              <text:list-item>
                <text:p><text:span text:style-name="T2">Esta presentación esta bajo creative commons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6" draw:layer="layout" svg:width="3.103cm" svg:height="1.092cm" svg:x="2.897cm" svg:y="17.408cm">
          <draw:image xlink:href="Pictures/10000201000000580000001F99F043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2">
        <office:forms form:automatic-focus="false" form:apply-design-mode="false"/>
        <draw:frame presentation:style-name="pr11" draw:text-style-name="P2" draw:layer="layout" svg:width="25.199cm" svg:height="17.937cm" svg:x="1.4cm" svg:y="0.837cm" presentation:class="subtitle" presentation:user-transformed="true">
          <draw:text-box>
            <text:p><text:span text:style-name="T2">¿Duda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2">
        <office:forms form:automatic-focus="false" form:apply-design-mode="false"/>
        <draw:frame presentation:style-name="pr12" draw:text-style-name="P2" draw:layer="layout" svg:width="25.199cm" svg:height="17.686cm" svg:x="1.4cm" svg:y="0.962cm" presentation:class="subtitle" presentation:user-transformed="true">
          <draw:text-box>
            <text:p><text:span text:style-name="T2">Grac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1000000000000280000001A91C6A6473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MX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is </meta:initial-creator>
    <meta:creation-date>2010-11-28T13:59:07</meta:creation-date>
    <meta:editing-duration>PT02H32M51S</meta:editing-duration>
    <meta:editing-cycles>11</meta:editing-cycles>
    <dc:date>2010-12-01T09:21:05</dc:date>
    <dc:creator>Luis </dc:creator>
    <meta:generator>OpenOffice.org/3.2$Unix OpenOffice.org_project/320m19$Build-9505</meta:generator>
    <meta:document-statistic meta:object-count="110"/>
  </office:meta>
</office:document-meta>
</file>